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shadow">
      <style:graphic-properties draw:textarea-horizontal-align="left" draw:textarea-vertical-align="top" draw:auto-grow-height="false"/>
    </style:style>
    <style:style style:name="gr2" style:family="graphic" style:parent-style-name="objectwithshadow">
      <style:graphic-properties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marker-end="Symmetric_20_Arrow" draw:fill="none" draw:fill-color="#ffffff" fo:min-height="0.381cm"/>
    </style:style>
    <style:style style:name="gr5" style:family="graphic" style:parent-style-name="objectwithoutfill">
      <style:graphic-properties draw:marker-end="Arrow" draw:marker-end-width="0.3cm" draw:fill="none" draw:textarea-horizontal-align="center" draw:textarea-vertical-align="middle" fo:padding-left="2.184cm" fo:padding-right="0cm"/>
    </style:style>
    <style:style style:name="gr6" style:family="graphic" style:parent-style-name="objectwithoutfill">
      <style:graphic-properties draw:marker-end="Arrow" draw:marker-end-width="0.3cm" draw:fill="none" draw:textarea-vertical-align="bottom" fo:padding-top="0cm" fo:padding-bottom="0.914cm"/>
    </style:style>
    <style:style style:name="gr7" style:family="graphic" style:parent-style-name="standard">
      <style:graphic-properties draw:stroke="none" svg:stroke-color="#000000" draw:marker-end="Symmetric_20_Arrow" draw:fill="none" draw:fill-color="#ffffff" fo:min-height="0.127cm"/>
    </style:style>
    <style:style style:name="P1" style:family="paragraph">
      <style:paragraph-properties fo:text-align="center"/>
      <style:text-properties fo:font-weight="bold" style:font-weight-asian="bold" style:font-weight-complex="bold"/>
    </style:style>
    <style:style style:name="P2" style:family="paragraph">
      <style:paragraph-properties fo:text-align="center"/>
    </style:style>
    <style:style style:name="P3" style:family="paragraph">
      <style:text-properties fo:font-weight="bold" style:font-weight-asian="bold" style:font-weight-complex="bold"/>
    </style:style>
    <style:style style:name="P4" style:family="paragraph">
      <style:text-properties fo:font-size="16pt" style:font-size-asian="16pt" style:font-size-complex="16pt"/>
    </style:style>
    <style:style style:name="P5" style:family="paragraph">
      <style:paragraph-properties fo:text-align="center"/>
      <style:text-properties fo:font-size="14pt" fo:text-shadow="none" fo:font-weight="bold" style:font-size-asian="14pt" style:font-weight-asian="bold" style:font-size-complex="14pt" style:font-weight-complex="bold"/>
    </style:style>
    <style:style style:name="P6" style:family="paragraph"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7" style:family="paragraph">
      <style:paragraph-properties fo:text-align="start"/>
      <style:text-properties fo:font-weight="bold" style:font-weight-asian="bold" style:font-weight-complex="bold"/>
    </style:style>
    <style:style style:name="T1" style:family="text">
      <style:text-properties fo:font-size="14pt" fo:text-shadow="none" fo:font-weight="bold" style:font-size-asian="14pt" style:font-weight-asian="bold" style:font-size-complex="14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7.907cm" svg:height="9.906cm" svg:x="2.016cm" svg:y="2.089cm">
          <text:p text:style-name="P1"><text:span text:style-name="T1">Init Daemon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2077.803573231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1" draw:id="id1" draw:layer="layout" svg:width="4.064cm" svg:height="1.216cm" svg:x="7.885cm" svg:y="4.737cm">
          <text:p text:style-name="P2">Set task status to “in progress”</text:p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4.464cm" svg:height="2.159cm" svg:x="7.696cm" svg:y="6.804cm">
          <text:p text:style-name="P2">Are worker instances</text:p>
          <text:p text:style-name="P2">running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2" xml:id="id4" draw:id="id4" draw:layer="layout" svg:width="3.629cm" svg:height="1.524cm" svg:x="8.112cm" svg:y="9.89cm">
          <text:p text:style-name="P2">Send init message to</text:p>
          <text:p text:style-name="P2">root worker</text:p>
          <draw:enhanced-geometry svg:viewBox="0 0 21600 21600" draw:type="rectangle" draw:enhanced-path="M 0 0 L 21600 0 21600 21600 0 21600 0 0 Z N"/>
        </draw:custom-shape>
        <draw:custom-shape draw:style-name="gr2" draw:text-style-name="P2" xml:id="id3" draw:id="id3" draw:layer="layout" svg:width="3.048cm" svg:height="1.316cm" svg:x="14.208cm" svg:y="7.204cm">
          <text:p text:style-name="P2">Start workers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8.034cm" svg:height="12.319cm" svg:x="1.889cm" svg:y="12.684cm">
          <text:p text:style-name="P1"><text:span text:style-name="T1">GIS Query (Root Worker)</text:span></text:p>
          <draw:enhanced-geometry svg:viewBox="0 0 21600 21600" draw:path-stretchpoint-x="10800" draw:path-stretchpoint-y="10800" draw:text-areas="?f3 ?f4 ?f5 ?f6" draw:type="round-rectangle" draw:modifiers="1891.7532467532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5" draw:id="id5" draw:layer="layout" svg:width="7.493cm" svg:height="1.27cm" svg:x="6.215cm" svg:y="14.462cm">
          <text:p text:style-name="P2">Subdivide region into grid with a job to handle each square</text:p>
          <draw:enhanced-geometry svg:viewBox="0 0 21600 21600" draw:type="rectangle" draw:enhanced-path="M 0 0 L 21600 0 21600 21600 0 21600 0 0 Z N"/>
        </draw:custom-shape>
        <draw:custom-shape draw:style-name="gr2" draw:text-style-name="P2" xml:id="id6" draw:id="id6" draw:layer="layout" svg:width="7.239cm" svg:height="0.889cm" svg:x="6.342cm" svg:y="16.748cm">
          <text:p text:style-name="P2">Assign a unique ID to each job</text:p>
          <draw:enhanced-geometry svg:viewBox="0 0 21600 21600" draw:type="rectangle" draw:enhanced-path="M 0 0 L 21600 0 21600 21600 0 21600 0 0 Z N"/>
        </draw:custom-shape>
        <draw:custom-shape draw:style-name="gr2" draw:text-style-name="P2" xml:id="id7" draw:id="id7" draw:layer="layout" svg:width="7.493cm" svg:height="1.07cm" svg:x="6.242cm" svg:y="18.653cm">
          <text:p text:style-name="P2">Send job IDs to Report generation worker</text:p>
          <draw:enhanced-geometry svg:viewBox="0 0 21600 21600" draw:type="rectangle" draw:enhanced-path="M 0 0 L 21600 0 21600 21600 0 21600 0 0 Z N"/>
        </draw:custom-shape>
        <draw:custom-shape draw:style-name="gr2" draw:text-style-name="P2" xml:id="id8" draw:id="id8" draw:layer="layout" svg:width="7.112cm" svg:height="1.016cm" svg:x="6.442cm" svg:y="21.004cm">
          <text:p text:style-name="P2">Receive Ack of worker ids from report generation worker</text:p>
          <draw:enhanced-geometry svg:viewBox="0 0 21600 21600" draw:type="rectangle" draw:enhanced-path="M 0 0 L 21600 0 21600 21600 0 21600 0 0 Z N"/>
        </draw:custom-shape>
        <draw:custom-shape draw:style-name="gr2" draw:text-style-name="P2" xml:id="id9" draw:id="id9" draw:layer="layout" svg:width="7.239cm" svg:height="1.032cm" svg:x="6.387cm" svg:y="23.136cm">
          <text:p text:style-name="P2">Send message containing each job N times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draw:type="line" svg:x1="9.917cm" svg:y1="5.953cm" svg:x2="9.928cm" svg:y2="6.804cm" draw:start-shape="id1" draw:start-glue-point="2" draw:end-shape="id2" draw:end-glue-point="4" svg:d="m9917 5953 11 851">
          <text:p/>
        </draw:connector>
        <draw:connector draw:style-name="gr3" draw:text-style-name="P2" draw:layer="layout" draw:type="line" svg:x1="12.16cm" svg:y1="7.884cm" svg:x2="14.208cm" svg:y2="7.862cm" draw:start-shape="id2" draw:start-glue-point="7" draw:end-shape="id3" draw:end-glue-point="3" svg:d="m12160 7884 2048-22">
          <text:p/>
        </draw:connector>
        <draw:connector draw:style-name="gr3" draw:text-style-name="P2" draw:layer="layout" draw:type="line" svg:x1="15.732cm" svg:y1="8.52cm" svg:x2="11.741cm" svg:y2="10.652cm" draw:start-shape="id3" draw:start-glue-point="2" draw:end-shape="id4" draw:end-glue-point="1" svg:d="m15732 8520-3991 2132">
          <text:p/>
        </draw:connector>
        <draw:connector draw:style-name="gr3" draw:text-style-name="P2" draw:layer="layout" draw:type="line" svg:x1="9.926cm" svg:y1="11.414cm" svg:x2="9.961cm" svg:y2="14.462cm" draw:start-shape="id4" draw:start-glue-point="2" draw:end-shape="id5" svg:d="m9926 11414 35 3048">
          <text:p/>
        </draw:connector>
        <draw:connector draw:style-name="gr3" draw:text-style-name="P2" draw:layer="layout" draw:type="line" svg:x1="9.961cm" svg:y1="15.732cm" svg:x2="9.961cm" svg:y2="16.748cm" draw:start-shape="id5" draw:start-glue-point="2" draw:end-shape="id6" draw:end-glue-point="0" svg:d="m9961 15732v1016">
          <text:p/>
        </draw:connector>
        <draw:connector draw:style-name="gr3" draw:text-style-name="P2" draw:layer="layout" draw:type="line" svg:x1="9.961cm" svg:y1="17.637cm" svg:x2="9.988cm" svg:y2="18.653cm" draw:start-shape="id6" draw:start-glue-point="2" draw:end-shape="id7" draw:end-glue-point="0" svg:d="m9961 17637 27 1016">
          <text:p/>
        </draw:connector>
        <draw:connector draw:style-name="gr3" draw:text-style-name="P2" draw:layer="layout" draw:type="line" svg:x1="9.988cm" svg:y1="19.723cm" svg:x2="9.998cm" svg:y2="21.004cm" draw:start-shape="id7" draw:start-glue-point="2" draw:end-shape="id8" draw:end-glue-point="0" svg:d="m9988 19723 10 1281">
          <text:p/>
        </draw:connector>
        <draw:connector draw:style-name="gr3" draw:text-style-name="P2" draw:layer="layout" draw:type="line" svg:x1="9.998cm" svg:y1="22.02cm" svg:x2="10.006cm" svg:y2="23.136cm" draw:start-shape="id8" draw:start-glue-point="2" draw:end-shape="id9" draw:end-glue-point="0" svg:d="m9998 22020 8 1116">
          <text:p/>
        </draw:connector>
        <draw:custom-shape draw:style-name="gr2" draw:text-style-name="P2" xml:id="id10" draw:id="id10" draw:layer="layout" svg:width="1.016cm" svg:height="0.762cm" svg:x="9.507cm" svg:y="25.73cm">
          <text:p text:style-name="P2">B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onnector draw:style-name="gr3" draw:text-style-name="P2" draw:layer="layout" draw:type="line" svg:x1="10.006cm" svg:y1="24.168cm" svg:x2="10.015cm" svg:y2="25.73cm" draw:start-shape="id9" draw:start-glue-point="2" draw:end-shape="id10" draw:end-glue-point="4" svg:d="m10006 24168 9 1562">
          <text:p/>
        </draw:connector>
        <draw:custom-shape draw:style-name="gr2" draw:text-style-name="P2" xml:id="id11" draw:id="id11" draw:layer="layout" svg:width="3.556cm" svg:height="1.143cm" svg:x="8.144cm" svg:y="2.251cm">
          <text:p text:style-name="P2">New Task Detected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3" draw:text-style-name="P2" draw:layer="layout" draw:type="line" svg:x1="9.922cm" svg:y1="3.394cm" svg:x2="9.917cm" svg:y2="4.737cm" draw:start-shape="id11" draw:start-glue-point="6" draw:end-shape="id1" draw:end-glue-point="0" svg:d="m9922 3394-5 1343">
          <text:p/>
        </draw:connector>
        <draw:connector draw:style-name="gr3" draw:text-style-name="P2" draw:layer="layout" draw:type="line" svg:x1="9.928cm" svg:y1="8.963cm" svg:x2="9.926cm" svg:y2="9.89cm" draw:start-shape="id2" draw:start-glue-point="6" draw:end-shape="id4" draw:end-glue-point="0" svg:d="m9928 8963-2 927">
          <text:p/>
        </draw:connector>
        <draw:frame draw:style-name="gr4" draw:text-style-name="P3" draw:layer="controls" svg:width="1.016cm" svg:height="0.645cm" svg:x="12.23cm" svg:y="7.088cm">
          <draw:text-box>
            <text:p text:style-name="P3"><text:span text:style-name="T2">No</text:span></text:p>
          </draw:text-box>
        </draw:frame>
        <draw:frame draw:style-name="gr4" draw:text-style-name="P3" draw:layer="controls" svg:width="1.397cm" svg:height="0.645cm" svg:x="10.025cm" svg:y="9.028cm">
          <draw:text-box>
            <text:p text:style-name="P3"><text:span text:style-name="T2">Yes</text:span></text:p>
          </draw:text-box>
        </draw:frame>
        <draw:frame draw:style-name="gr4" draw:text-style-name="P4" draw:layer="controls" svg:width="13.178cm" svg:height="0.878cm" svg:x="5.102cm" svg:y="1.154cm">
          <draw:text-box>
            <text:p text:style-name="P4"><text:span text:style-name="T3">John's original workflow for 6k worker case</text:span></text:p>
          </draw:text-box>
        </draw:frame>
      </draw:page>
      <draw:page draw:name="page2" draw:style-name="dp1" draw:master-page-name="Default">
        <draw:custom-shape draw:style-name="gr1" draw:text-style-name="P5" draw:layer="layout" svg:width="18.161cm" svg:height="5.969cm" svg:x="1.762cm" svg:y="1.635cm">
          <text:p text:style-name="P5"><text:span text:style-name="T1">Worker</text:span></text:p>
          <draw:enhanced-geometry svg:viewBox="0 0 21600 21600" draw:path-stretchpoint-x="10800" draw:path-stretchpoint-y="10800" draw:text-areas="?f3 ?f4 ?f5 ?f6" draw:type="round-rectangle" draw:modifiers="2684.6231155778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13" draw:id="id13" draw:layer="layout" svg:width="6.604cm" svg:height="1.143cm" svg:x="7.223cm" svg:y="3.551cm">
          <text:p text:style-name="P2">Worker handles job</text:p>
          <draw:enhanced-geometry svg:viewBox="0 0 21600 21600" draw:type="rectangle" draw:enhanced-path="M 0 0 L 21600 0 21600 21600 0 21600 0 0 Z N"/>
        </draw:custom-shape>
        <draw:custom-shape draw:style-name="gr2" draw:text-style-name="P2" xml:id="id14" draw:id="id14" draw:layer="layout" svg:width="6.604cm" svg:height="1.089cm" svg:x="7.223cm" svg:y="5.572cm">
          <text:p text:style-name="P2">Completed job sent to report handler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18.034cm" svg:height="18.669cm" svg:x="1.762cm" svg:y="7.985cm">
          <text:p text:style-name="P6"><text:span text:style-name="T4">Report Handler</text:span></text:p>
          <draw:enhanced-geometry svg:viewBox="0 0 21600 21600" draw:path-stretchpoint-x="10800" draw:path-stretchpoint-y="10800" draw:text-areas="?f3 ?f4 ?f5 ?f6" draw:type="round-rectangle" draw:modifiers="971.3113390629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15" draw:id="id15" draw:layer="layout" svg:width="5.207cm" svg:height="1.103cm" svg:x="7.947cm" svg:y="8.914cm">
          <text:p text:style-name="P2">Listen for messages</text:p>
          <draw:enhanced-geometry svg:viewBox="0 0 21600 21600" draw:type="rectangle" draw:enhanced-path="M 0 0 L 21600 0 21600 21600 0 21600 0 0 Z N"/>
        </draw:custom-shape>
        <draw:custom-shape draw:style-name="gr2" draw:text-style-name="P2" xml:id="id16" draw:id="id16" draw:layer="layout" svg:width="4.191cm" svg:height="2.038cm" svg:x="8.439cm" svg:y="11.262cm">
          <text:p text:style-name="P2">Message Source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2" xml:id="id17" draw:id="id17" draw:layer="layout" svg:width="4.572cm" svg:height="2.905cm" svg:x="8.266cm" svg:y="14.024cm">
          <text:p text:style-name="P2">Have we received job ids from GIS Worker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2" xml:id="id18" draw:id="id18" draw:layer="layout" svg:width="4.069cm" svg:height="2.103cm" svg:x="8.51cm" svg:y="17.728cm">
          <text:p text:style-name="P2">Have seen job results before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2" xml:id="id19" draw:id="id19" draw:layer="layout" svg:width="4.953cm" svg:height="1.27cm" svg:x="8.039cm" svg:y="20.722cm">
          <text:p text:style-name="P2">Process Job Results</text:p>
          <draw:enhanced-geometry svg:viewBox="0 0 21600 21600" draw:type="rectangle" draw:enhanced-path="M 0 0 L 21600 0 21600 21600 0 21600 0 0 Z N"/>
        </draw:custom-shape>
        <draw:custom-shape draw:style-name="gr2" draw:text-style-name="P2" xml:id="id20" draw:id="id20" draw:layer="layout" svg:width="2.967cm" svg:height="1.865cm" svg:x="13.654cm" svg:y="11.352cm">
          <text:p text:style-name="P2">Create data structure to keep track of jobs for a report</text:p>
          <draw:enhanced-geometry svg:viewBox="0 0 21600 21600" draw:type="rectangle" draw:enhanced-path="M 0 0 L 21600 0 21600 21600 0 21600 0 0 Z N"/>
        </draw:custom-shape>
        <draw:custom-shape draw:style-name="gr2" draw:text-style-name="P2" xml:id="id21" draw:id="id21" draw:layer="layout" svg:width="2.883cm" svg:height="2.349cm" svg:x="15.77cm" svg:y="14.018cm">
          <text:p text:style-name="P2">Handle previously received job results for this report</text:p>
          <draw:enhanced-geometry svg:viewBox="0 0 21600 21600" draw:type="rectangle" draw:enhanced-path="M 0 0 L 21600 0 21600 21600 0 21600 0 0 Z N"/>
        </draw:custom-shape>
        <draw:custom-shape draw:style-name="gr2" draw:text-style-name="P2" xml:id="id23" draw:id="id23" draw:layer="layout" svg:width="3.405cm" svg:height="1.268cm" svg:x="13.978cm" svg:y="18.154cm">
          <text:p text:style-name="P2">Discard job results</text:p>
          <draw:enhanced-geometry svg:viewBox="0 0 21600 21600" draw:type="rectangle" draw:enhanced-path="M 0 0 L 21600 0 21600 21600 0 21600 0 0 Z N"/>
        </draw:custom-shape>
        <draw:custom-shape draw:style-name="gr2" draw:text-style-name="P2" xml:id="id22" draw:id="id22" draw:layer="layout" svg:width="4.318cm" svg:height="1.611cm" svg:x="2.524cm" svg:y="14.666cm">
          <text:p text:style-name="P2">Put job results in wait queue until we get job ids from GIS Worker</text:p>
          <draw:enhanced-geometry svg:viewBox="0 0 21600 21600" draw:type="rectangle" draw:enhanced-path="M 0 0 L 21600 0 21600 21600 0 21600 0 0 Z N"/>
        </draw:custom-shape>
        <draw:custom-shape draw:style-name="gr2" draw:text-style-name="P2" xml:id="id12" draw:id="id12" draw:layer="layout" svg:width="0.889cm" svg:height="0.889cm" svg:x="10.136cm" svg:y="1.816cm">
          <text:p text:style-name="P2">B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3" draw:text-style-name="P2" draw:layer="layout" draw:type="line" svg:x1="10.58cm" svg:y1="2.705cm" svg:x2="10.525cm" svg:y2="3.551cm" draw:start-shape="id12" draw:start-glue-point="8" draw:end-shape="id13" draw:end-glue-point="0" svg:d="m10580 2705-55 846">
          <text:p/>
        </draw:connector>
        <draw:connector draw:style-name="gr3" draw:text-style-name="P2" draw:layer="layout" draw:type="line" svg:x1="10.525cm" svg:y1="4.694cm" svg:x2="10.525cm" svg:y2="5.572cm" draw:start-shape="id13" draw:start-glue-point="2" draw:end-shape="id14" draw:end-glue-point="0" svg:d="m10525 4694v878">
          <text:p/>
        </draw:connector>
        <draw:connector draw:style-name="gr3" draw:text-style-name="P2" draw:layer="layout" draw:type="line" svg:x1="10.525cm" svg:y1="6.661cm" svg:x2="10.55cm" svg:y2="8.914cm" draw:start-shape="id14" draw:start-glue-point="2" draw:end-shape="id15" draw:end-glue-point="0" svg:d="m10525 6661 25 2253">
          <text:p/>
        </draw:connector>
        <draw:connector draw:style-name="gr3" draw:text-style-name="P2" draw:layer="layout" draw:type="line" svg:x1="10.55cm" svg:y1="10.017cm" svg:x2="10.535cm" svg:y2="11.262cm" draw:start-shape="id15" draw:start-glue-point="2" draw:end-shape="id16" draw:end-glue-point="4" svg:d="m10550 10017-15 1245">
          <text:p/>
        </draw:connector>
        <draw:connector draw:style-name="gr5" draw:text-style-name="P1" draw:layer="layout" draw:type="line" svg:x1="10.535cm" svg:y1="13.3cm" svg:x2="10.552cm" svg:y2="14.024cm" draw:start-shape="id16" draw:start-glue-point="6" draw:end-shape="id17" draw:end-glue-point="4" svg:d="m10535 13300 17 724">
          <text:p text:style-name="P7"><text:span text:style-name="T2"><text:s text:c="2"/></text:span><text:span text:style-name="T2">Job Worker</text:span></text:p>
        </draw:connector>
        <draw:connector draw:style-name="gr3" draw:text-style-name="P2" draw:layer="layout" draw:type="line" svg:x1="10.552cm" svg:y1="16.929cm" svg:x2="10.544cm" svg:y2="17.728cm" draw:start-shape="id17" draw:start-glue-point="6" draw:end-shape="id18" draw:end-glue-point="4" svg:d="m10552 16929-8 799">
          <text:p/>
        </draw:connector>
        <draw:connector draw:style-name="gr3" draw:text-style-name="P2" draw:layer="layout" draw:type="line" svg:x1="10.544cm" svg:y1="19.831cm" svg:x2="10.515cm" svg:y2="20.722cm" draw:start-shape="id18" draw:start-glue-point="6" draw:end-shape="id19" draw:end-glue-point="0" svg:d="m10544 19831-29 891">
          <text:p/>
        </draw:connector>
        <draw:connector draw:style-name="gr6" draw:text-style-name="P2" draw:layer="layout" draw:type="line" svg:x1="12.63cm" svg:y1="12.281cm" svg:x2="13.654cm" svg:y2="12.284cm" draw:start-shape="id16" draw:start-glue-point="7" draw:end-shape="id20" draw:end-glue-point="3" svg:d="m12630 12281 1024 3">
          <text:p/>
        </draw:connector>
        <draw:connector draw:style-name="gr3" draw:text-style-name="P2" draw:layer="layout" svg:x1="15.137cm" svg:y1="13.217cm" svg:x2="15.77cm" svg:y2="15.192cm" draw:start-shape="id20" draw:start-glue-point="2" draw:end-shape="id21" draw:end-glue-point="3" svg:d="m15137 13217v1975h633">
          <text:p/>
        </draw:connector>
        <draw:connector draw:style-name="gr3" draw:text-style-name="P2" draw:layer="layout" svg:x1="17.211cm" svg:y1="14.018cm" svg:x2="13.154cm" svg:y2="9.465cm" draw:start-shape="id21" draw:start-glue-point="0" draw:end-shape="id15" draw:end-glue-point="1" svg:d="m17211 14018v-4553h-4057">
          <text:p/>
        </draw:connector>
        <draw:connector draw:style-name="gr3" draw:text-style-name="P2" draw:layer="layout" draw:type="line" svg:x1="8.266cm" svg:y1="15.477cm" svg:x2="6.842cm" svg:y2="15.471cm" draw:start-shape="id17" draw:start-glue-point="5" draw:end-shape="id22" draw:end-glue-point="1" svg:d="m8266 15477-1424-6">
          <text:p/>
        </draw:connector>
        <draw:connector draw:style-name="gr3" draw:text-style-name="P2" draw:layer="layout" draw:type="line" svg:x1="12.579cm" svg:y1="18.78cm" svg:x2="13.978cm" svg:y2="18.788cm" draw:start-shape="id18" draw:start-glue-point="7" draw:end-shape="id23" draw:end-glue-point="3" svg:d="m12579 18780 1399 8">
          <text:p/>
        </draw:connector>
        <draw:connector draw:style-name="gr3" draw:text-style-name="P2" draw:layer="layout" draw:type="curve" draw:line-skew="0.95cm" svg:x1="17.383cm" svg:y1="18.788cm" svg:x2="13.154cm" svg:y2="9.465cm" draw:start-shape="id23" draw:start-glue-point="1" draw:end-shape="id15" draw:end-glue-point="1" svg:d="m17383 18788c2212 0 4327-9323-4229-9323">
          <text:p/>
        </draw:connector>
        <draw:connector draw:style-name="gr3" draw:text-style-name="P2" draw:layer="layout" svg:x1="4.683cm" svg:y1="14.666cm" svg:x2="7.947cm" svg:y2="9.465cm" draw:start-shape="id22" draw:start-glue-point="0" draw:end-shape="id15" draw:end-glue-point="3" svg:d="m4683 14666v-5201h3264">
          <text:p/>
        </draw:connector>
        <draw:custom-shape draw:style-name="gr2" draw:text-style-name="P2" xml:id="id24" draw:id="id24" draw:layer="layout" svg:width="4.064cm" svg:height="1.905cm" svg:x="8.512cm" svg:y="22.852cm">
          <text:p text:style-name="P2">Have we received all jobs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3" draw:text-style-name="P2" draw:layer="layout" draw:type="line" svg:x1="10.515cm" svg:y1="21.992cm" svg:x2="10.544cm" svg:y2="22.852cm" draw:start-shape="id19" draw:start-glue-point="2" draw:end-shape="id24" draw:end-glue-point="4" svg:d="m10515 21992 29 860">
          <text:p/>
        </draw:connector>
        <draw:custom-shape draw:style-name="gr2" draw:text-style-name="P2" xml:id="id25" draw:id="id25" draw:layer="layout" svg:width="4.191cm" svg:height="1.016cm" svg:x="8.43cm" svg:y="25.484cm">
          <text:p text:style-name="P2">Finish Report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3" draw:text-style-name="P2" draw:layer="layout" draw:type="line" svg:x1="10.544cm" svg:y1="24.757cm" svg:x2="10.526cm" svg:y2="25.484cm" draw:start-shape="id24" draw:start-glue-point="6" draw:end-shape="id25" draw:end-glue-point="4" svg:d="m10544 24757-18 727">
          <text:p/>
        </draw:connector>
        <draw:connector draw:style-name="gr3" draw:text-style-name="P2" draw:layer="layout" draw:type="curve" draw:line-skew="-4.618cm" svg:x1="8.512cm" svg:y1="23.805cm" svg:x2="7.947cm" svg:y2="9.465cm" draw:start-shape="id24" draw:start-glue-point="5" draw:end-shape="id15" draw:end-glue-point="3" svg:d="m8512 23805c-8565 0-8282-14340-565-14340">
          <text:p/>
        </draw:connector>
        <draw:frame draw:style-name="gr7" draw:text-style-name="P3" draw:layer="controls" svg:width="2.54cm" svg:height="0.645cm" svg:x="11.433cm" svg:y="11.323cm">
          <draw:text-box>
            <text:p text:style-name="P3"><text:span text:style-name="T2">GIS Worker</text:span></text:p>
          </draw:text-box>
        </draw:frame>
        <draw:frame draw:style-name="gr7" draw:text-style-name="P3" draw:layer="controls" svg:width="2.159cm" svg:height="0.645cm" svg:x="7.269cm" svg:y="14.562cm">
          <draw:text-box>
            <text:p text:style-name="P3"><text:span text:style-name="T2">No</text:span></text:p>
          </draw:text-box>
        </draw:frame>
        <draw:frame draw:style-name="gr7" draw:text-style-name="P3" draw:layer="controls" svg:width="1.778cm" svg:height="0.645cm" svg:x="10.779cm" svg:y="17.056cm">
          <draw:text-box>
            <text:p text:style-name="P3"><text:span text:style-name="T2">Yes</text:span></text:p>
          </draw:text-box>
        </draw:frame>
        <draw:frame draw:style-name="gr7" draw:text-style-name="P3" draw:layer="controls" svg:width="1.778cm" svg:height="0.645cm" svg:x="12.579cm" svg:y="18.157cm">
          <draw:text-box>
            <text:p text:style-name="P3"><text:span text:style-name="T2">Yes</text:span></text:p>
          </draw:text-box>
        </draw:frame>
        <draw:frame draw:style-name="gr7" draw:text-style-name="P3" draw:layer="controls" svg:width="1.778cm" svg:height="0.645cm" svg:x="10.779cm" svg:y="24.757cm">
          <draw:text-box>
            <text:p text:style-name="P3"><text:span text:style-name="T2">Yes</text:span></text:p>
          </draw:text-box>
        </draw:frame>
        <draw:frame draw:style-name="gr7" draw:text-style-name="P3" draw:layer="controls" svg:width="1.778cm" svg:height="0.645cm" svg:x="10.779cm" svg:y="17.057cm">
          <draw:text-box>
            <text:p text:style-name="P3"><text:span text:style-name="T2">Yes</text:span></text:p>
          </draw:text-box>
        </draw:frame>
        <draw:frame draw:style-name="gr7" draw:text-style-name="P3" draw:layer="controls" svg:width="2.159cm" svg:height="0.645cm" svg:x="7.57cm" svg:y="23.063cm">
          <draw:text-box>
            <text:p text:style-name="P3"><text:span text:style-name="T2">No</text:span></text:p>
          </draw:text-box>
        </draw:frame>
        <draw:frame draw:style-name="gr7" draw:text-style-name="P3" draw:layer="controls" svg:width="2.159cm" svg:height="0.645cm" svg:x="10.57cm" svg:y="19.863cm">
          <draw:text-box>
            <text:p text:style-name="P3"><text:span text:style-name="T2">No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marker draw:name="Symmetric_20_Arrow" draw:display-name="Symmetric Arrow" svg:viewBox="0 0 1131 902" svg:d="m564 0-564 902h1131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051cm" svg:stroke-color="#808080" draw:marker-start-width="0.279cm" draw:marker-start-center="false" draw:marker-end-width="0.279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fo:wrap-option="wrap" draw:shadow="hidden" draw:shadow-offset-x="0cm" draw:shadow-offset-y="0.102cm" draw:shadow-color="#808080" draw:shadow-opacity="5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'Liberation Sans'" style:font-family-generic="roman" style:font-pitch="variable" fo:font-size="10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Symmetric_20_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cm" draw:shadow-offset-y="0.102cm" draw:shadow-color="#808080"/>
    </style:style>
    <style:style style:name="objectwithoutfill" style:family="graphic" style:parent-style-name="standard">
      <style:graphic-properties svg:stroke-color="#000000" draw:marker-end="Arrow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penn </meta:initial-creator>
    <meta:creation-date>2014-01-10T14:44:08</meta:creation-date>
    <dc:date>2014-01-16T13:31:35</dc:date>
    <dc:creator>penn </dc:creator>
    <meta:editing-duration>PT1H58M45S</meta:editing-duration>
    <meta:editing-cycles>15</meta:editing-cycles>
    <meta:generator>LibreOffice/3.6$Linux_X86_64 LibreOffice_project/360m1$Build-2</meta:generator>
    <meta:document-statistic meta:object-count="68"/>
  </office:meta>
</office:document-meta>
</file>